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00000000269000001BE7D89B498.png"/>
  <manifest:file-entry manifest:media-type="image/png" manifest:full-path="Pictures/10000201000000BC0000003C253EE3F6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k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ía PHP5 y Postgre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4" text:style-name="P12">Posee una arquitectura de componentes </text:p>
              </text:list-item>
            </text:list>
            <text:list text:style-name="L3">
              <text:list-item>
                <text:list>
                  <text:list-item>
                    <text:p text:id="id15" text:style-name="P10">Separación en capa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6" text:style-name="P13">controles gráfico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7" text:style-name="P13">comportamient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8" text:style-name="P13">persistenci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10">Soporte para transacciones complej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874cm" svg:x="1.399cm" svg:y="5.001cm" presentation:class="outline" presentation:user-transformed="true">
          <draw:text-box>
            <text:list text:style-name="L3">
              <text:list-item>
                <text:p text:id="id22"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id="id23"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4"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id="id26"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id="id27"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8"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9"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0" text:style-name="P10">Utilerías de debu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31" text:style-name="P9">23 sistemas desarrollados por 4 grupos distribuidos</text:p>
              </text:list-item>
            </text:list>
            <text:list text:style-name="L3">
              <text:list-item>
                <text:p text:id="id32" text:style-name="P9">Se brindan soluciones con plazos de 2 a 4 semanas (RAD)</text:p>
              </text:list-item>
            </text:list>
            <text:list text:style-name="L3">
              <text:list-item>
                <text:p text:id="id33" text:style-name="P9">Acompaño satisfactoriamente el proceso de desarrollo de soluciones complejas</text:p>
              </text:list-item>
            </text:list>
            <text:list text:style-name="L3">
              <text:list-item>
                <text:p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34" text:style-name="P9">Introducir la herramienta en el sistema universitario</text:p>
              </text:list-item>
            </text:list>
            <text:list text:style-name="L3">
              <text:list-item>
                <text:p text:id="id35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36" text:style-name="P9">Crear una comunidad alrededor del sistema</text:p>
              </text:list-item>
            </text:list>
            <text:list text:style-name="L3">
              <text:list-item>
                <text:p text:id="id37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4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3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6-11-06T10:24:51</meta:creation-date>
    <dc:creator>Sebastián Marconi</dc:creator>
    <dc:date>2007-08-29T18:13:12</dc:date>
    <meta:print-date>2006-11-08T11:27:42</meta:print-date>
    <dc:language>es-AR</dc:language>
    <meta:editing-cycles>198</meta:editing-cycles>
    <meta:editing-duration>P1DT2H29M28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